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0b024" officeooo:paragraph-rsid="00288c3e"/>
    </style:style>
    <style:style style:name="P3" style:family="paragraph" style:parent-style-name="Standard">
      <style:text-properties style:font-name="Linux Libertine O" officeooo:rsid="0026eec3" officeooo:paragraph-rsid="0026eec3"/>
    </style:style>
    <style:style style:name="P4" style:family="paragraph" style:parent-style-name="Standard">
      <style:text-properties style:font-name="Linux Libertine O" officeooo:rsid="0026eec3" officeooo:paragraph-rsid="0026f024"/>
    </style:style>
    <style:style style:name="P5" style:family="paragraph" style:parent-style-name="Standard">
      <style:text-properties style:font-name="Linux Libertine O" officeooo:rsid="0026eec3" officeooo:paragraph-rsid="00288c3e"/>
    </style:style>
    <style:style style:name="P6" style:family="paragraph" style:parent-style-name="Standard">
      <style:text-properties style:font-name="Linux Libertine O" officeooo:rsid="0026f024" officeooo:paragraph-rsid="0026f024"/>
    </style:style>
    <style:style style:name="P7" style:family="paragraph" style:parent-style-name="Standard">
      <style:text-properties style:font-name="Linux Libertine O" officeooo:rsid="0029e3a4" officeooo:paragraph-rsid="0029e3a4"/>
    </style:style>
    <style:style style:name="P8" style:family="paragraph" style:parent-style-name="Heading">
      <style:text-properties style:font-name="Linux Libertine O"/>
    </style:style>
    <style:style style:name="P9" style:family="paragraph" style:parent-style-name="Heading">
      <style:text-properties style:font-name="Linux Libertine O" officeooo:paragraph-rsid="00288c3e"/>
    </style:style>
    <style:style style:name="P10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P11" style:family="paragraph" style:parent-style-name="Standard">
      <style:text-properties style:font-name="Linux Libertine O" officeooo:rsid="0026eec3" officeooo:paragraph-rsid="0026eec3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6eec3" style:font-weight-asian="bold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26f024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officeooo:rsid="0026eec3"/>
    </style:style>
    <style:style style:name="T7" style:family="text">
      <style:text-properties officeooo:rsid="0026f024"/>
    </style:style>
    <style:style style:name="T8" style:family="text">
      <style:text-properties officeooo:rsid="002c55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6">Cottage Pie</text:span> (<text:span text:style-name="T6">6-8</text:span> portions)</text:h>
      <text:p text:style-name="P7">To make a veggie version, replace the mince with several cans of beans and some extra garlic.</text:p>
      <text:p text:style-name="P7">To make it gluten-free, use GF stock and gravy granules.</text:p>
      <text:p text:style-name="P7"/>
      <text:p text:style-name="P8"><text:span text:style-name="T4">For the </text:span><text:span text:style-name="T5">filling</text:span></text:p>
      <text:p text:style-name="P6">A large oven pot. If it can’t be used on the hob, then a large saucepan also.</text:p>
      <text:p text:style-name="P6"/>
      <text:p text:style-name="P3">750g pork mince</text:p>
      <text:p text:style-name="P3">2 onions</text:p>
      <text:p text:style-name="P3">3 large garlic cloves</text:p>
      <text:p text:style-name="P3">4 large carrots</text:p>
      <text:p text:style-name="P3">2 large leeks</text:p>
      <text:p text:style-name="P3"/>
      <text:p text:style-name="P3">300g frozen peas</text:p>
      <text:p text:style-name="P3">1 tin black-eye beans</text:p>
      <text:p text:style-name="P3"/>
      <text:p text:style-name="P3">1 tbsp tomato puree</text:p>
      <text:p text:style-name="P3">1 tbsp mustard</text:p>
      <text:p text:style-name="P3">dried thyme</text:p>
      <text:p text:style-name="P3">mixed herbs</text:p>
      <text:p text:style-name="P3">1 pot/cube beef stock</text:p>
      <text:p text:style-name="P3">some gravy granules</text:p>
      <text:p text:style-name="P6">100g grated cheese</text:p>
      <text:p text:style-name="P1"/>
      <text:p text:style-name="P1"/>
      <text:p text:style-name="P3">Chop up the onions &amp; garlic small. Chop the carrots &amp; slice the leeks. <text:span text:style-name="T8">Dran &amp; rinse the beans.</text:span></text:p>
      <text:p text:style-name="P3"/>
      <text:p text:style-name="P3">Fry the mince in olive oil. Add the garlic &amp; onion and fry for 1 min.</text:p>
      <text:p text:style-name="P3"/>
      <text:p text:style-name="P3">Add everything else except the stock (veg, beans, herbs etc.) and fry for a few minutes.</text:p>
      <text:p text:style-name="P3"/>
      <text:p text:style-name="P4">Add the stock &amp; 300ml of water. Boil for 30min, stirring periodically. <text:span text:style-name="T7">Add a bit of water if needed but don’t make it too liquidy otherwise the mash sinks in. (You can make the mash here.)</text:span><text:line-break/></text:p>
      <text:p text:style-name="P6">Stir in some gravy granules till the sauce is thick. Transfer to the oven pot if needed.</text:p>
      <text:p text:style-name="P6">Top with the mash and oven on Gas 8/9 for 20min.</text:p>
      <text:p text:style-name="P6"/>
      <text:p text:style-name="P9"><text:span text:style-name="T1">For </text:span><text:span text:style-name="T2">the </text:span><text:span text:style-name="T3">mash</text:span></text:p>
      <text:p text:style-name="P5">2.5kg maris piper potatoes</text:p>
      <text:p text:style-name="P5">olive oil</text:p>
      <text:p text:style-name="P5">milk</text:p>
      <text:p text:style-name="P5">salt</text:p>
      <text:p text:style-name="P2"/>
      <text:p text:style-name="P2"/>
      <text:p text:style-name="P5">Peel &amp; chop the potatoes into chunks. Boil until soft.<text:line-break/>Mash, adding milk, olive oil &amp; salt to tas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9:31.246068618</dc:date>
    <meta:editing-duration>PT43M34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239" meta:character-count="1220" meta:non-whitespace-character-count="1011"/>
  </office:meta>
</office:document-meta>
</file>